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59cm"/>
    </style:style>
    <style:style style:name="gr3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1cm" svg:stroke-color="#0000ff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86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.84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1.05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1.05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P3" style:family="paragraph">
      <style:paragraph-properties fo:text-align="center"/>
      <style:text-properties fo:color="#0000ff" fo:font-size="16pt" style:font-size-asian="16pt" style:font-size-complex="16pt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1.19cm" svg:x2="12.43cm" svg:y2="11.19cm">
          <text:p/>
        </draw:line>
        <draw:line draw:style-name="gr1" draw:text-style-name="P1" draw:layer="layout" svg:x1="4.81cm" svg:y1="4.81cm" svg:x2="25.13cm" svg:y2="4.81cm">
          <text:p/>
        </draw:line>
        <draw:frame draw:style-name="gr2" draw:layer="layout" svg:width="2.751cm" svg:height="1.309cm" svg:x="1.635cm" svg:y="4.386cm">
          <draw:text-box>
            <text:p>Chr 1</text:p>
          </draw:text-box>
        </draw:frame>
        <draw:frame draw:style-name="gr2" draw:layer="layout" svg:width="2.751cm" svg:height="1.309cm" svg:x="1.635cm" svg:y="10.727cm">
          <draw:text-box>
            <text:p>Chr 2</text:p>
          </draw:text-box>
        </draw:frame>
        <draw:line draw:style-name="gr1" draw:text-style-name="P1" draw:layer="layout" svg:x1="4.81cm" svg:y1="10.766cm" svg:x2="4.81cm" svg:y2="11.613cm">
          <text:p/>
        </draw:line>
        <draw:line draw:style-name="gr1" draw:text-style-name="P1" draw:layer="layout" svg:x1="7.35cm" svg:y1="10.766cm" svg:x2="7.35cm" svg:y2="11.613cm">
          <text:p/>
        </draw:line>
        <draw:line draw:style-name="gr1" draw:text-style-name="P1" draw:layer="layout" svg:x1="9.89cm" svg:y1="10.766cm" svg:x2="9.89cm" svg:y2="11.613cm">
          <text:p/>
        </draw:line>
        <draw:line draw:style-name="gr1" draw:text-style-name="P1" draw:layer="layout" svg:x1="12.43cm" svg:y1="10.766cm" svg:x2="12.43cm" svg:y2="11.613cm">
          <text:p/>
        </draw:line>
        <draw:line draw:style-name="gr1" draw:text-style-name="P1" draw:layer="layout" svg:x1="4.81cm" svg:y1="4.386cm" svg:x2="4.81cm" svg:y2="5.233cm">
          <text:p/>
        </draw:line>
        <draw:line draw:style-name="gr1" draw:text-style-name="P2" draw:layer="layout" svg:x1="7.35cm" svg:y1="4.386cm" svg:x2="7.35cm" svg:y2="5.233cm">
          <text:p/>
        </draw:line>
        <draw:line draw:style-name="gr1" draw:text-style-name="P2" draw:layer="layout" svg:x1="9.89cm" svg:y1="4.386cm" svg:x2="9.89cm" svg:y2="5.233cm">
          <text:p/>
        </draw:line>
        <draw:line draw:style-name="gr1" draw:text-style-name="P2" draw:layer="layout" svg:x1="12.43cm" svg:y1="4.386cm" svg:x2="12.43cm" svg:y2="5.233cm">
          <text:p/>
        </draw:line>
        <draw:line draw:style-name="gr1" draw:text-style-name="P2" draw:layer="layout" svg:x1="14.97cm" svg:y1="4.386cm" svg:x2="14.97cm" svg:y2="5.233cm">
          <text:p/>
        </draw:line>
        <draw:line draw:style-name="gr1" draw:text-style-name="P2" draw:layer="layout" svg:x1="17.51cm" svg:y1="4.386cm" svg:x2="17.51cm" svg:y2="5.233cm">
          <text:p/>
        </draw:line>
        <draw:line draw:style-name="gr1" draw:text-style-name="P2" draw:layer="layout" svg:x1="20.05cm" svg:y1="4.386cm" svg:x2="20.05cm" svg:y2="5.233cm">
          <text:p/>
        </draw:line>
        <draw:line draw:style-name="gr1" draw:text-style-name="P2" draw:layer="layout" svg:x1="22.59cm" svg:y1="4.386cm" svg:x2="22.59cm" svg:y2="5.233cm">
          <text:p/>
        </draw:line>
        <draw:line draw:style-name="gr1" draw:text-style-name="P2" draw:layer="layout" svg:x1="25.13cm" svg:y1="4.386cm" svg:x2="25.13cm" svg:y2="5.233cm">
          <text:p/>
        </draw:line>
        <draw:line draw:style-name="gr1" draw:text-style-name="P2" draw:layer="layout" svg:x1="6.08cm" svg:y1="4.598cm" svg:x2="6.08cm" svg:y2="4.81cm">
          <text:p/>
        </draw:line>
        <draw:line draw:style-name="gr1" draw:text-style-name="P2" draw:layer="layout" svg:x1="8.62cm" svg:y1="4.598cm" svg:x2="8.62cm" svg:y2="4.81cm">
          <text:p/>
        </draw:line>
        <draw:line draw:style-name="gr1" draw:text-style-name="P2" draw:layer="layout" svg:x1="11.16cm" svg:y1="4.598cm" svg:x2="11.16cm" svg:y2="4.81cm">
          <text:p/>
        </draw:line>
        <draw:line draw:style-name="gr1" draw:text-style-name="P2" draw:layer="layout" svg:x1="16.24cm" svg:y1="4.598cm" svg:x2="16.24cm" svg:y2="4.81cm">
          <text:p/>
        </draw:line>
        <draw:line draw:style-name="gr1" draw:text-style-name="P2" draw:layer="layout" svg:x1="13.7cm" svg:y1="4.598cm" svg:x2="13.7cm" svg:y2="4.81cm">
          <text:p/>
        </draw:line>
        <draw:line draw:style-name="gr1" draw:text-style-name="P2" draw:layer="layout" svg:x1="18.78cm" svg:y1="4.598cm" svg:x2="18.78cm" svg:y2="4.81cm">
          <text:p/>
        </draw:line>
        <draw:line draw:style-name="gr1" draw:text-style-name="P2" draw:layer="layout" svg:x1="23.86cm" svg:y1="4.598cm" svg:x2="23.86cm" svg:y2="4.81cm">
          <text:p/>
        </draw:line>
        <draw:line draw:style-name="gr1" draw:text-style-name="P2" draw:layer="layout" svg:x1="21.32cm" svg:y1="4.598cm" svg:x2="21.32cm" svg:y2="4.81cm">
          <text:p/>
        </draw:line>
        <draw:line draw:style-name="gr1" draw:text-style-name="P2" draw:layer="layout" svg:x1="6.08cm" svg:y1="10.978cm" svg:x2="6.08cm" svg:y2="11.19cm">
          <text:p/>
        </draw:line>
        <draw:line draw:style-name="gr1" draw:text-style-name="P2" draw:layer="layout" svg:x1="8.62cm" svg:y1="10.978cm" svg:x2="8.62cm" svg:y2="11.19cm">
          <text:p/>
        </draw:line>
        <draw:line draw:style-name="gr1" draw:text-style-name="P2" draw:layer="layout" svg:x1="11.16cm" svg:y1="10.978cm" svg:x2="11.16cm" svg:y2="11.19cm">
          <text:p/>
        </draw:line>
        <draw:line draw:style-name="gr3" draw:text-style-name="P2" draw:layer="layout" svg:x1="6.503cm" svg:y1="4.598cm" svg:x2="6.503cm" svg:y2="5.021cm">
          <text:p/>
        </draw:line>
        <draw:line draw:style-name="gr3" draw:text-style-name="P2" draw:layer="layout" svg:x1="8.408cm" svg:y1="4.598cm" svg:x2="8.408cm" svg:y2="5.021cm">
          <text:p/>
        </draw:line>
        <draw:line draw:style-name="gr3" draw:text-style-name="P2" draw:layer="layout" svg:x1="10.101cm" svg:y1="4.598cm" svg:x2="10.101cm" svg:y2="5.021cm">
          <text:p/>
        </draw:line>
        <draw:line draw:style-name="gr3" draw:text-style-name="P2" draw:layer="layout" svg:x1="12.006cm" svg:y1="4.598cm" svg:x2="12.006cm" svg:y2="5.021cm">
          <text:p/>
        </draw:line>
        <draw:line draw:style-name="gr3" draw:text-style-name="P2" draw:layer="layout" svg:x1="13.7cm" svg:y1="4.598cm" svg:x2="13.7cm" svg:y2="5.021cm">
          <text:p/>
        </draw:line>
        <draw:line draw:style-name="gr3" draw:text-style-name="P2" draw:layer="layout" svg:x1="15.393cm" svg:y1="4.598cm" svg:x2="15.393cm" svg:y2="5.021cm">
          <text:p/>
        </draw:line>
        <draw:line draw:style-name="gr3" draw:text-style-name="P2" draw:layer="layout" svg:x1="17.298cm" svg:y1="4.598cm" svg:x2="17.298cm" svg:y2="5.021cm">
          <text:p/>
        </draw:line>
        <draw:line draw:style-name="gr3" draw:text-style-name="P2" draw:layer="layout" svg:x1="18.991cm" svg:y1="4.598cm" svg:x2="18.991cm" svg:y2="5.021cm">
          <text:p/>
        </draw:line>
        <draw:line draw:style-name="gr3" draw:text-style-name="P2" draw:layer="layout" svg:x1="20.896cm" svg:y1="4.598cm" svg:x2="20.896cm" svg:y2="5.021cm">
          <text:p/>
        </draw:line>
        <draw:line draw:style-name="gr3" draw:text-style-name="P2" draw:layer="layout" svg:x1="22.59cm" svg:y1="4.598cm" svg:x2="22.59cm" svg:y2="5.021cm">
          <text:p/>
        </draw:line>
        <draw:line draw:style-name="gr3" draw:text-style-name="P2" draw:layer="layout" svg:x1="24.283cm" svg:y1="4.598cm" svg:x2="24.283cm" svg:y2="5.021cm">
          <text:p/>
        </draw:line>
        <draw:line draw:style-name="gr3" draw:text-style-name="P2" draw:layer="layout" svg:x1="6.503cm" svg:y1="10.978cm" svg:x2="6.503cm" svg:y2="11.401cm">
          <text:p/>
        </draw:line>
        <draw:line draw:style-name="gr3" draw:text-style-name="P2" draw:layer="layout" svg:x1="8.408cm" svg:y1="10.978cm" svg:x2="8.408cm" svg:y2="11.401cm">
          <text:p/>
        </draw:line>
        <draw:line draw:style-name="gr3" draw:text-style-name="P2" draw:layer="layout" svg:x1="10.101cm" svg:y1="10.978cm" svg:x2="10.101cm" svg:y2="11.401cm">
          <text:p/>
        </draw:line>
        <draw:line draw:style-name="gr3" draw:text-style-name="P2" draw:layer="layout" svg:x1="12.006cm" svg:y1="10.978cm" svg:x2="12.006cm" svg:y2="11.401cm">
          <text:p/>
        </draw:line>
        <draw:custom-shape draw:style-name="gr4" draw:text-style-name="P2" draw:layer="layout" svg:width="0.635cm" svg:height="2.54cm" draw:transform="rotate (1.5707963267946) translate (6.08cm 4.174cm)">
          <text:p/>
          <draw:enhanced-geometry svg:viewBox="0 0 21600 21600" draw:glue-points="21600 0 0 10800 21600 21600" draw:text-areas="6350 ?f3 21600 ?f4" draw:mirror-horizontal="false" draw:mirror-vertic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644cm" svg:height="2.54cm" draw:transform="rotate (1.5707963267946) translate (11.16cm 4.175cm)">
          <text:p/>
          <draw:enhanced-geometry svg:viewBox="0 0 21600 21600" draw:glue-points="21600 0 0 10800 21600 21600" draw:text-areas="6350 ?f3 21600 ?f4" draw:mirror-horizontal="false" draw:mirror-vertic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635cm" svg:height="2.54cm" draw:transform="rotate (1.5707963267946) translate (16.24cm 4.174cm)">
          <text:p/>
          <draw:enhanced-geometry svg:viewBox="0 0 21600 21600" draw:glue-points="21600 0 0 10800 21600 21600" draw:text-areas="6350 ?f3 21600 ?f4" draw:mirror-horizontal="false" draw:mirror-vertic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626cm" svg:height="2.54cm" draw:transform="rotate (1.5707963267946) translate (21.32cm 4.166cm)">
          <text:p/>
          <draw:enhanced-geometry svg:viewBox="0 0 21600 21600" draw:glue-points="21600 0 0 10800 21600 21600" draw:text-areas="6350 ?f3 21600 ?f4" draw:mirror-horizontal="false" draw:mirror-vertic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838cm" svg:height="5.08cm" draw:transform="rotate (1.5707963267946) translate (12.43cm 3.531cm)">
          <text:p/>
          <draw:enhanced-geometry svg:viewBox="0 0 21600 21600" draw:glue-points="21600 0 0 10800 21600 21600" draw:text-areas="6350 ?f3 21600 ?f4" draw:mirror-horizontal="false" draw:mirror-vertical="true" draw:type="left-bracket" draw:modifiers="1560.16532178705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635cm" svg:height="2.54cm" draw:transform="rotate (1.5707963267946) translate (7.35cm 6.08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644cm" svg:height="2.54cm" draw:transform="rotate (1.5707963267946) translate (12.43cm 6.089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635cm" svg:height="2.54cm" draw:transform="rotate (1.5707963267946) translate (17.51cm 6.08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626cm" svg:height="2.54cm" draw:transform="rotate (1.5707963267946) translate (22.59cm 6.08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2" draw:layer="layout" svg:width="0.837cm" svg:height="5.08cm" draw:transform="rotate (1.5707963267946) translate (13.7cm 6.926cm)">
          <text:p/>
          <draw:enhanced-geometry svg:viewBox="0 0 21600 21600" draw:glue-points="21600 0 0 10800 21600 21600" draw:text-areas="6350 ?f3 21600 ?f4" draw:mirror-horizontal="false" draw:mirror-vertical="false" draw:type="left-bracket" draw:modifiers="1560.16532178705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635cm" svg:height="2.54cm" draw:transform="rotate (1.5707963267946) translate (7.35cm 10.524cm)">
          <text:p/>
          <draw:enhanced-geometry svg:viewBox="0 0 21600 21600" draw:glue-points="21600 0 0 10800 21600 21600" draw:text-areas="6350 ?f3 21600 ?f4" draw:mirror-horizontal="false" draw:mirror-vertic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draw:layer="layout" svg:width="0.635cm" svg:height="2.54cm" draw:transform="rotate (1.5707963267946) translate (8.62cm 12.43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" draw:text-style-name="P3" draw:layer="layout" svg:width="1.27cm" svg:height="0.885cm" svg:x="6.715cm" svg:y="3.54cm">
          <draw:text-box>
            <text:p text:style-name="P3"><text:span text:style-name="T1">G1</text:span></text:p>
          </draw:text-box>
        </draw:frame>
        <draw:frame draw:style-name="gr6" draw:text-style-name="P3" draw:layer="layout" svg:width="1.27cm" svg:height="0.885cm" svg:x="11.795cm" svg:y="3.501cm">
          <draw:text-box>
            <text:p text:style-name="P3"><text:span text:style-name="T1">G2</text:span></text:p>
          </draw:text-box>
        </draw:frame>
        <draw:frame draw:style-name="gr6" draw:text-style-name="P3" draw:layer="layout" svg:width="1.27cm" svg:height="0.885cm" svg:x="16.875cm" svg:y="3.501cm">
          <draw:text-box>
            <text:p text:style-name="P3"><text:span text:style-name="T1">G3</text:span></text:p>
          </draw:text-box>
        </draw:frame>
        <draw:frame draw:style-name="gr6" draw:text-style-name="P3" draw:layer="layout" svg:width="1.27cm" svg:height="0.885cm" svg:x="21.981cm" svg:y="3.514cm">
          <draw:text-box>
            <text:p text:style-name="P3"><text:span text:style-name="T1">G4</text:span></text:p>
          </draw:text-box>
        </draw:frame>
        <draw:frame draw:style-name="gr6" draw:text-style-name="P3" draw:layer="layout" svg:width="1.27cm" svg:height="0.885cm" svg:x="14.335cm" svg:y="2.646cm">
          <draw:text-box>
            <text:p text:style-name="P3"><text:span text:style-name="T1">G5</text:span></text:p>
          </draw:text-box>
        </draw:frame>
        <draw:frame draw:style-name="gr6" draw:text-style-name="P3" draw:layer="layout" svg:width="1.27cm" svg:height="0.885cm" svg:x="7.985cm" svg:y="9.89cm">
          <draw:text-box>
            <text:p text:style-name="P3"><text:span text:style-name="T1">G6</text:span></text:p>
          </draw:text-box>
        </draw:frame>
        <draw:custom-shape draw:style-name="gr4" draw:text-style-name="P2" draw:layer="layout" svg:width="0.635cm" svg:height="2.54cm" draw:transform="rotate (1.5707963267946) translate (17.298cm 11.582cm)">
          <text:p/>
          <draw:enhanced-geometry svg:viewBox="0 0 21600 21600" draw:glue-points="21600 0 0 10800 21600 21600" draw:text-areas="6350 ?f3 21600 ?f4" draw:mirror-horizontal="false" draw:mirror-vertic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" draw:text-style-name="P1" draw:layer="layout" svg:width="8.255cm" svg:height="4.25cm" svg:x="17.086cm" svg:y="8.60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086cm" svg:y1="10.736cm" svg:x2="25.341cm" svg:y2="10.736cm">
          <text:p/>
        </draw:line>
        <draw:frame draw:style-name="gr9" draw:text-style-name="P4" draw:layer="layout" svg:width="8.255cm" svg:height="1.169cm" svg:x="17.086cm" svg:y="8.603cm">
          <draw:text-box>
            <text:p text:style-name="P4"><text:span text:style-name="T2">Legend</text:span></text:p>
          </draw:text-box>
        </draw:frame>
        <draw:line draw:style-name="gr8" draw:text-style-name="P1" draw:layer="layout" svg:x1="20.261cm" svg:y1="9.678cm" svg:x2="20.261cm" svg:y2="12.853cm">
          <text:p/>
        </draw:line>
        <draw:line draw:style-name="gr8" draw:text-style-name="P1" draw:layer="layout" svg:x1="17.086cm" svg:y1="11.794cm" svg:x2="25.341cm" svg:y2="11.794cm">
          <text:p/>
        </draw:line>
        <draw:custom-shape draw:style-name="gr5" draw:text-style-name="P2" draw:layer="layout" svg:width="0.635cm" svg:height="2.54cm" draw:transform="rotate (1.5707963267946) translate (17.298cm 12.641cm)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8" draw:text-style-name="P1" draw:layer="layout" svg:x1="17.086cm" svg:y1="9.678cm" svg:x2="25.341cm" svg:y2="9.678cm">
          <text:p/>
        </draw:line>
        <draw:frame draw:style-name="gr10" draw:text-style-name="P5" draw:layer="layout" svg:width="3.175cm" svg:height="1.147cm" svg:x="17.086cm" svg:y="9.678cm">
          <draw:text-box>
            <text:p text:style-name="P5"><text:span text:style-name="T3">Symbol</text:span></text:p>
          </draw:text-box>
        </draw:frame>
        <draw:frame draw:style-name="gr11" draw:text-style-name="P5" draw:layer="layout" svg:width="5.08cm" svg:height="1.358cm" svg:x="20.261cm" svg:y="9.678cm">
          <draw:text-box>
            <text:p text:style-name="P5"><text:span text:style-name="T3">Population</text:span></text:p>
          </draw:text-box>
        </draw:frame>
        <draw:frame draw:style-name="gr11" draw:layer="layout" svg:width="5.08cm" svg:height="1.358cm" svg:x="20.261cm" svg:y="10.736cm">
          <draw:text-box>
            <text:p>NO-LD</text:p>
          </draw:text-box>
        </draw:frame>
        <draw:frame draw:style-name="gr12" draw:layer="layout" svg:width="5.08cm" svg:height="1.359cm" svg:x="20.261cm" svg:y="11.794cm">
          <draw:text-box>
            <text:p>PLUS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82cm" fo:margin-bottom="8.474cm" fo:margin-left="1.656cm" fo:margin-right="2.24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Wallace</meta:initial-creator>
    <meta:creation-date>2012-03-30T13:56:51</meta:creation-date>
    <dc:date>2012-04-02T16:54:20</dc:date>
    <dc:creator>John Wallace</dc:creator>
    <meta:editing-duration>PT74H40M52S</meta:editing-duration>
    <meta:editing-cycles>6</meta:editing-cycles>
    <meta:generator>OpenOffice.org/3.2$Unix OpenOffice.org_project/320m19$Build-9505</meta:generator>
    <meta:document-statistic meta:object-count="73"/>
  </office:meta>
</office:document-meta>
</file>